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SKS" style:family="table">
      <style:table-properties style:width="18.501cm" table:align="margins" style:shadow="none"/>
    </style:style>
    <style:style style:name="TASKS.A" style:family="table-column">
      <style:table-column-properties style:column-width="0.739cm" style:rel-column-width="419*"/>
    </style:style>
    <style:style style:name="TASKS.B" style:family="table-column">
      <style:table-column-properties style:column-width="4.611cm" style:rel-column-width="2614*"/>
    </style:style>
    <style:style style:name="TASKS.C" style:family="table-column">
      <style:table-column-properties style:column-width="7.747cm" style:rel-column-width="4392*"/>
    </style:style>
    <style:style style:name="TASKS.D" style:family="table-column">
      <style:table-column-properties style:column-width="2.113cm" style:rel-column-width="1198*"/>
    </style:style>
    <style:style style:name="TASKS.E" style:family="table-column">
      <style:table-column-properties style:column-width="3.291cm" style:rel-column-width="1866*"/>
    </style:style>
    <style:style style:name="TASKS.1" style:family="table-row">
      <style:table-row-properties fo:keep-together="always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E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none" fo:border-top="none" fo:border-bottom="0.05pt solid #000000"/>
    </style:style>
    <style:style style:name="TASKS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1.589cm" style:rel-column-width="6570*"/>
    </style:style>
    <style:style style:name="Таблица1.B" style:family="table-column">
      <style:table-column-properties style:column-width="6.911cm" style:rel-column-width="3918*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39ab4d" officeooo:paragraph-rsid="0039ab4d"/>
    </style:style>
    <style:style style:name="P5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6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3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4" style:family="paragraph" style:parent-style-name="Heading">
      <style:paragraph-properties fo:margin-top="0cm" fo:margin-bottom="0.199cm" loext:contextual-spacing="false" fo:text-align="end" style:justify-single-word="false"/>
      <style:text-properties officeooo:paragraph-rsid="004728e2"/>
    </style:style>
    <style:style style:name="P15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paragraph-rsid="004728e2" fo:background-color="#000000" style:font-weight-asian="bold" style:font-weight-complex="bold"/>
    </style:style>
    <style:style style:name="P16" style:family="paragraph" style:parent-style-name="Table_20_Contents">
      <style:text-properties fo:font-size="10pt" officeooo:paragraph-rsid="0037af2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8" style:family="paragraph" style:parent-style-name="Table_20_Contents">
      <style:text-properties fo:font-size="10pt" officeooo:rsid="003d550b" officeooo:paragraph-rsid="003d550b" style:font-size-asian="10pt" style:font-size-complex="10pt"/>
    </style:style>
    <style:style style:name="P19" style:family="paragraph" style:parent-style-name="Table_20_Contents">
      <style:text-properties fo:font-size="10pt" officeooo:rsid="003e58a4" officeooo:paragraph-rsid="003e58a4" style:font-size-asian="10pt" style:font-size-complex="10pt"/>
    </style:style>
    <style:style style:name="P20" style:family="paragraph" style:parent-style-name="Table_20_Contents">
      <style:text-properties fo:font-size="10pt" officeooo:rsid="004112c0" officeooo:paragraph-rsid="004112c0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ab4d" style:font-weight-asian="bold" style:font-weight-complex="bold"/>
    </style:style>
    <style:style style:name="T7" style:family="text">
      <style:text-properties fo:font-weight="bold" officeooo:rsid="0042f2a0" style:font-weight-asian="bold" style:font-weight-complex="bold"/>
    </style:style>
    <style:style style:name="T8" style:family="text">
      <style:text-properties fo:font-weight="bold" officeooo:rsid="004b5215" style:font-weight-asian="bold" style:font-weight-complex="bold"/>
    </style:style>
    <style:style style:name="T9" style:family="text">
      <style:text-properties fo:font-weight="bold" officeooo:rsid="004da179" style:font-weight-asian="bold" style:font-weight-complex="bold"/>
    </style:style>
    <style:style style:name="T10" style:family="text">
      <style:text-properties fo:font-weight="bold" officeooo:rsid="0051399c" style:font-weight-asian="bold" style:font-weight-complex="bold"/>
    </style:style>
    <style:style style:name="T11" style:family="text">
      <style:text-properties officeooo:rsid="00349a70"/>
    </style:style>
    <style:style style:name="T12" style:family="text">
      <style:text-properties fo:font-weight="normal" officeooo:rsid="003b0e8e" style:font-weight-asian="normal" style:font-weight-complex="normal"/>
    </style:style>
    <style:style style:name="T13" style:family="text">
      <style:text-properties fo:font-weight="normal" officeooo:rsid="0022965b" style:font-weight-asian="normal" style:font-weight-complex="normal"/>
    </style:style>
    <style:style style:name="T14" style:family="text">
      <style:text-properties fo:font-weight="normal" officeooo:rsid="0039ab4d" style:font-weight-asian="normal" style:font-weight-complex="normal"/>
    </style:style>
    <style:style style:name="T15" style:family="text">
      <style:text-properties fo:font-size="8pt" officeooo:rsid="0045556f" style:font-size-asian="8pt" style:font-size-complex="8pt"/>
    </style:style>
    <style:style style:name="T16" style:family="text">
      <style:text-properties officeooo:rsid="0051399c"/>
    </style:style>
    <style:style style:name="T17" style:family="text">
      <style:text-properties officeooo:rsid="00534900"/>
    </style:style>
    <style:style style:name="T18" style:family="text">
      <style:text-properties officeooo:rsid="0053f3e3"/>
    </style:style>
    <style:style style:name="T19" style:family="text">
      <style:text-properties officeooo:rsid="00546c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4"><text:span text:style-name="T11">ПЛАН МЕРОПРИЯТИЙ</text:span></text:p>
          </table:table-cell>
          <table:table-cell office:value-type="string">
            <text:p text:style-name="P15"><text:span text:style-name="T11">  #[REQ_ID]  </text:span></text:p>
          </table:table-cell>
        </table:table-row>
      </table:table>
      <text:p text:style-name="P13"><text:span text:style-name="T14">по реализации </text:span><text:span text:style-name="T7">Т</text:span><text:span text:style-name="T6">ребования </text:span><text:span text:style-name="T7">от [REQUIREMENT_DATE]</text:span></text:p>
      <text:p text:style-name="P9"><text:span text:style-name="T9">[</text:span><text:span text:style-name="T5">[REQUIREMENT_LABEL]</text:span><text:span text:style-name="T9">]</text:span></text:p>
      <text:p text:style-name="P12">[REQUIREMENT_BODY]</text:p>
      <text:p text:style-name="P10">[REQUIREMENT_SOURCE]</text:p>
      <text:p text:style-name="P8"><text:span text:style-name="T16">срок исполнения: </text:span><text:span text:style-name="T5">[REQUIREMENT_DUEDATE]</text:span> <text:span text:style-name="T16">г.<text:tab/><text:tab/>автор: </text:span><text:span text:style-name="T10">[REQUIREMENT_AUTHOR]</text:span></text:p>
      <text:p text:style-name="P8"><text:span text:style-name="T17">исполнители: </text:span>[REQUIREMENT_USERS]</text:p>
      <text:p text:style-name="P8"/>
      <text:p text:style-name="P11">Задачи для реализации требования <text:span text:style-name="T19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column table:style-name="TASKS.E"/>
        <table:table-header-rows>
          <table:table-row table:style-name="TASKS.1">
            <table:table-cell table:style-name="TASKS.A1" office:value-type="string">
              <text:p text:style-name="P5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3">Описание</text:p>
            </table:table-cell>
            <table:table-cell table:style-name="TASKS.A1" office:value-type="string">
              <text:p text:style-name="P6">Срок <text:span text:style-name="T15">исполнения</text:span></text:p>
            </table:table-cell>
            <table:table-cell table:style-name="TASKS.E1" office:value-type="string">
              <text:p text:style-name="P4">Исполнители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7">[NN]</text:p>
          </table:table-cell>
          <table:table-cell table:style-name="TASKS.B2" office:value-type="string">
            <text:p text:style-name="P19"><text:span text:style-name="T5">[NAME]</text:span></text:p>
            <text:p text:style-name="P16"><text:span text:style-name="T12">[AUTHOR]</text:span><text:span text:style-name="T13"> </text:span><text:span text:style-name="T4">[DATE]</text:span> <text:s/><text:span text:style-name="T2">(</text:span><text:span text:style-name="T3">#[ID]</text:span><text:span text:style-name="T2">)</text:span></text:p>
          </table:table-cell>
          <table:table-cell table:style-name="TASKS.C2" office:value-type="string">
            <text:p text:style-name="P18">[DESCRIPTION]</text:p>
          </table:table-cell>
          <table:table-cell table:style-name="TASKS.D2" office:value-type="string">
            <text:p text:style-name="P21">[DUEDATE]</text:p>
          </table:table-cell>
          <table:table-cell table:style-name="TASKS.E2" office:value-type="string">
            <text:p text:style-name="P20">[USERS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3M39S</meta:editing-duration>
    <meta:editing-cycles>60</meta:editing-cycles>
    <meta:initial-creator>Роберт Бикмансуров</meta:initial-creator>
    <meta:creation-date>2014-09-29T15:07:38.048726639</meta:creation-date>
    <dc:date>2015-10-30T13:34:05.485582841</dc:date>
    <dc:creator>Роберт Мулланурович Бикмансуров</dc:creator>
    <meta:document-statistic meta:table-count="2" meta:image-count="0" meta:object-count="0" meta:page-count="1" meta:paragraph-count="23" meta:word-count="51" meta:character-count="459" meta:non-whitespace-character-count="425"/>
  </office:meta>
</office:document-meta>
</file>